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1.6244in"/>
    </style:style>
    <style:style style:name="co3" style:family="table-column">
      <style:table-column-properties fo:break-before="auto" style:column-width="1.6992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6.2988in" svg:height="3.5429in" svg:x="0.237in" svg:y="2.1472in">
            <draw:object draw:notify-on-update-of-ranges="benchmark.A1:benchmark.A1 benchmark.A2:benchmark.A11 benchmark.B1:benchmark.B1 benchmark.B2:benchmark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909in" svg:y="2.198in">
            <draw:object draw:notify-on-update-of-ranges="benchmark.A1:benchmark.A1 benchmark.A2:benchmark.A11 benchmark.C1:benchmark.C1 benchmark.C2:benchmark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3043in" svg:y="5.9059in">
            <draw:object draw:notify-on-update-of-ranges="benchmark.A1:benchmark.A1 benchmark.A2:benchmark.A11 benchmark.D1:benchmark.D1 benchmark.D2:benchmark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in ms (static block)</text:p>
          </table:table-cell>
          <table:table-cell office:value-type="string" calcext:value-type="string">
            <text:p><text:s/>time in ms (static cyclic)</text:p>
          </table:table-cell>
          <table:table-cell office:value-type="string" calcext:value-type="string">
            <text:p><text:s/>time in ms (dynami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573" calcext:value-type="float">
            <text:p>1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6:34:25.157067203</dc:date>
    <meta:editing-duration>PT3M47S</meta:editing-duration>
    <meta:editing-cycles>1</meta:editing-cycles>
    <meta:generator>LibreOffice/7.3.7.2$Linux_X86_64 LibreOffice_project/3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static_block</text:p>
        </chart:title>
        <chart:plot-area chart:style-name="ch3" table:cell-range-address="benchmark.A1:benchmark.B11" chart:data-source-has-labels="both" svg:x="1.321cm" svg:y="1.83cm" svg:width="14.359cm" svg:height="6.019cm">
          <chart:coordinate-region svg:x="1.953cm" svg:y="2.032cm" svg:width="13.536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B2:benchmark.B11" chart:label-cell-address="benchmark.B1:benchmark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 ms (static block)</text:p>
                <draw:g>
                  <svg:desc>benchmark.B1:benchmark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61">
                <text:p>61</text:p>
                <draw:g>
                  <svg:desc>benchmark.B2:benchmark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static_cyclic</text:p>
        </chart:title>
        <chart:plot-area chart:style-name="ch3" table:cell-range-address="benchmark.A1:benchmark.A11 benchmark.C1:benchmark.C11" chart:data-source-has-labels="both" svg:x="1.321cm" svg:y="1.83cm" svg:width="14.359cm" svg:height="6.019cm">
          <chart:coordinate-region svg:x="1.953cm" svg:y="2.032cm" svg:width="13.536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C2:benchmark.C11" chart:label-cell-address="benchmark.C1:benchmark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in ms (static cyclic)</text:p>
                <draw:g>
                  <svg:desc>benchmark.C1:benchmark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58">
                <text:p>58</text:p>
                <draw:g>
                  <svg:desc>benchmark.C2:benchmark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dynamic</text:p>
        </chart:title>
        <chart:plot-area chart:style-name="ch3" table:cell-range-address="benchmark.A1:benchmark.A11 benchmark.D1:benchmark.D11" chart:data-source-has-labels="both" svg:x="1.321cm" svg:y="1.83cm" svg:width="14.359cm" svg:height="6.019cm">
          <chart:coordinate-region svg:x="2.334cm" svg:y="2.032cm" svg:width="13.154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D2:benchmark.D11" chart:label-cell-address="benchmark.D1:benchmark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in ms (dynamic)</text:p>
                <draw:g>
                  <svg:desc>benchmark.D1:benchmark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7327">
                <text:p>7327</text:p>
                <draw:g>
                  <svg:desc>benchmark.D2:benchmark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73">
                <text:p>1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